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a0af" officeooo:paragraph-rsid="0001a0af"/>
    </style:style>
    <style:style style:name="P2" style:family="paragraph" style:parent-style-name="Standard">
      <style:paragraph-properties fo:text-align="start" style:justify-single-word="false"/>
      <style:text-properties officeooo:rsid="0001a0af" officeooo:paragraph-rsid="0001a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– TCP – Mar 7 – 2024</text:p>
      <text:p text:style-name="P2"/>
      <text:p text:style-name="P2"><text:tab/>TCP Flow Control midterm portions. 1/Segments 2/ connection-oriented communication 3/ Full-duplex connectivity 4/ Sequencing. Acknolwedgements. 5/Flow control 6/ congestion control. </text:p>
      <text:p text:style-name="P2">We have a threeway handshake. The header is only 20 bytes. </text:p>
      <text:p text:style-name="P2"/>
      <text:p text:style-name="P2">TCP segment structure </text:p>
      <text:p text:style-name="P2">ACK: seq # of next expected byte; this is an ack – ack means acknowledgement <text:s/></text:p>
      <text:p text:style-name="P2">internet checksum: </text:p>
      <text:p text:style-name="P2">TCP options: options (variable length) </text:p>
      <text:p text:style-name="P2">application data (variable length) </text:p>
      <text:p text:style-name="P2">data sent by application into TCP socket. </text:p>
      <text:p text:style-name="P2">Flow control 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2:09:09.264271800</meta:creation-date>
    <dc:date>2024-03-07T13:42:39.112540303</dc:date>
    <meta:editing-duration>PT1H33M30S</meta:editing-duration>
    <meta:editing-cycles>1</meta:editing-cycles>
    <meta:document-statistic meta:table-count="0" meta:image-count="0" meta:object-count="0" meta:page-count="1" meta:paragraph-count="10" meta:word-count="73" meta:character-count="516" meta:non-whitespace-character-count="438"/>
    <meta:generator>LibreOffice/7.6.4.1$Linux_X86_64 LibreOffice_project/60$Build-1</meta:generator>
  </office:meta>
</office:document-meta>
</file>